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en" fo:country="US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0084d1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4292e" style:font-name="Tinos1" fo:font-size="12pt" fo:letter-spacing="normal" fo:language="en" fo:country="US" fo:font-style="normal" style:text-underline-style="none" fo:font-weight="normal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4">
      <style:paragraph-properties fo:text-align="justify" style:justify-single-word="false"/>
      <style:text-properties fo:language="en" fo:country="US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4292e" style:font-name="Tinos1" fo:font-size="12pt" fo:letter-spacing="normal" fo:language="en" fo:country="US" fo:font-style="normal" style:text-underline-style="none" fo:font-weight="normal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4292e" style:font-name="Tinos1" fo:font-size="12pt" fo:letter-spacing="normal" fo:language="en" fo:country="US" fo:font-style="normal" style:text-underline-style="none" fo:font-weight="normal" officeooo:paragraph-rsid="00172c7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officeooo:paragraph-rsid="001934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f7f6" style:font-weight-asian="normal" style:font-weight-complex="normal"/>
    </style:style>
    <style:style style:name="T9" style:family="text">
      <style:text-properties fo:font-variant="normal" fo:text-transform="none" fo:color="#222222" style:font-name="Tinos1" fo:font-size="12pt" fo:letter-spacing="normal" fo:language="en" fo:country="US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22222" style:font-name="Tinos1" fo:font-size="12pt" fo:letter-spacing="normal" fo:language="en" fo:country="US" fo:font-style="normal" fo:font-weight="normal" officeooo:rsid="00193460" style:font-weight-asian="normal" style:font-weight-complex="normal"/>
    </style:style>
    <style:style style:name="T11" style:family="text">
      <style:text-properties fo:font-variant="normal" fo:text-transform="none" fo:color="#222222" style:font-name="Tinos1" fo:font-size="12pt" fo:letter-spacing="normal" fo:language="en" fo:country="US" fo:font-style="normal" fo:font-weight="normal" officeooo:rsid="001a9fd8" style:font-weight-asian="normal" style:font-weight-complex="normal"/>
    </style:style>
    <style:style style:name="T12" style:family="text">
      <style:text-properties fo:font-variant="normal" fo:text-transform="none" fo:color="#222222" style:font-name="Tinos1" fo:font-size="12pt" fo:letter-spacing="normal" fo:language="en" fo:country="US" fo:font-style="normal" fo:font-weight="normal" officeooo:rsid="001c5ff6" style:font-weight-asian="normal" style:font-weight-complex="normal"/>
    </style:style>
    <style:style style:name="T13" style:family="text">
      <style:text-properties fo:font-variant="normal" fo:text-transform="none" fo:color="#222222" style:font-name="Tinos1" fo:font-size="12pt" fo:letter-spacing="normal" fo:language="en" fo:country="US" fo:font-style="normal" fo:font-weight="bold" officeooo:rsid="00193460" style:font-weight-asian="bold" style:font-weight-complex="bold"/>
    </style:style>
    <style:style style:name="T14" style:family="text">
      <style:text-properties fo:font-variant="normal" fo:text-transform="none" fo:color="#222222" style:font-name="Tinos1" fo:font-size="12pt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222222" style:font-name="Tinos1" fo:font-size="12pt" fo:letter-spacing="normal" fo:language="en" fo:country="US" fo:font-style="italic" fo:font-weight="normal" officeooo:rsid="0019346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22222" style:font-name="Tinos1" fo:font-size="12pt" fo:letter-spacing="normal" fo:language="en" fo:country="US" fo:font-style="italic" fo:font-weight="normal" officeooo:rsid="001a9fd8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172c78"/>
    </style:style>
    <style:style style:name="T24" style:family="text">
      <style:text-properties officeooo:rsid="0017f7f6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project is the result of a research work and its associated publication is:</text:p>
      <text:p text:style-name="P5"/>
      <text:p text:style-name="P5">Pablo Martínez-Cañada, Milad Hobbi Mobarhan, Geir Halnes, Marianne Fyhn, Christian Morillas, Francisco Pelayo and Gaute T. Einevoll <text:span text:style-name="T23">(2018)</text:span>, <text:span text:style-name="T20">Biophysical Network Modeling of the dLGN Circuit: Effects of Cortical Feedback on Spatial Response Properties of Relay Cells</text:span>, in PLOS Computational Biology.</text:p>
      <text:p text:style-name="P5"/>
      <text:p text:style-name="P11">The software is licensed under GNU General Public License <text:span text:style-name="T23">(file ‘LICENSE’)</text:span>. The source code was developed by P. Martínez-Cañada (<text:a xlink:type="simple" xlink:href="mailto:pablomc@ugr.es" text:style-name="Internet_20_link" text:visited-style-name="Visited_20_Internet_20_Link">pablomc@ugr.es</text:a>), first during his research stay at <text:span text:style-name="T23">the </text:span>Centre for Integrative Neuroplasticity (CINPLA), from the University of Oslo (Norway), and later at <text:span text:style-name="T19">Centro de Investigación en Tecnologías de la Información y de las Comunicaciones</text:span> (CITIC) of the University of Granada (Spain). Some pieces of the code were adapted from the original code by Thomas Heiberg <text:span text:style-name="T23">(</text:span><text:a xlink:type="simple" xlink:href="https://no.linkedin.com/in/thomasheiberg" text:style-name="Internet_20_link" text:visited-style-name="Visited_20_Internet_20_Link"><text:span text:style-name="T23">https://no.linkedin.com/in/thomasheiberg</text:span></text:a><text:span text:style-name="T23">)</text:span>.</text:p>
      <text:p text:style-name="P4"/>
      <text:p text:style-name="P4">Prerequisites</text:p>
      <text:p text:style-name="P1"/>
      <text:p text:style-name="P1">The source code has been tested with:</text:p>
      <text:p text:style-name="P1"/>
      <text:list xml:id="list4735851107604728139" text:style-name="L1">
        <text:list-item>
          <text:p text:style-name="P6">Python 2.7</text:p>
        </text:list-item>
        <text:list-item>
          <text:p text:style-name="P6">NEURON 7.5 (it may also work with previous versions)</text:p>
        </text:list-item>
        <text:list-item>
          <text:p text:style-name="P6">NEST 2.12.0 (it may also work with previous versions)</text:p>
        </text:list-item>
        <text:list-item>
          <text:p text:style-name="P6">LFPy v1.1.1</text:p>
        </text:list-item>
        <text:list-item>
          <text:p text:style-name="P6">mpi4py 1.3.1</text:p>
        </text:list-item>
      </text:list>
      <text:p text:style-name="P1"/>
      <text:p text:style-name="P1">After installing these software packages, compile mod files in folders <text:span text:style-name="T1">Geir2011</text:span>, <text:span text:style-name="T1">TC_neuron</text:span> and <text:span text:style-name="T1">cortex_neurons</text:span> using the command <text:span text:style-name="T25">nrnivmodl</text:span>.</text:p>
      <text:p text:style-name="P1"/>
      <text:p text:style-name="P4">Directory structure</text:p>
      <text:p text:style-name="P1"/>
      <text:p text:style-name="P1">Scripts for simulation are located in folder <text:span text:style-name="T1">thalamocortical</text:span>. Scripts for plotting and analyzing results are in <text:span text:style-name="T1">thalamocortical/plots</text:span>. Simulation <text:span text:style-name="T24">results</text:span> are saved to <text:span text:style-name="T1">thalamocortical/results</text:span>.</text:p>
      <text:p text:style-name="P1"/>
      <text:p text:style-name="P1">Scripts for simulation are listed below.</text:p>
      <text:p text:style-name="P1"/>
      <text:list xml:id="list8545264286660665381" text:style-name="L2">
        <text:list-item>
          <text:p text:style-name="P7"><text:span text:style-name="T22">ganglionCell.py</text:span>: Simulation of the retinal ganglion cells.</text:p>
        </text:list-item>
        <text:list-item>
          <text:p text:style-name="P7"><text:span text:style-name="T22">network.py</text:span>: Simulation of the thalamocortical network.</text:p>
        </text:list-item>
      </text:list>
      <text:p text:style-name="P1"/>
      <text:p text:style-name="P1">Descriptions of neuron models are included in the following files.</text:p>
      <text:p text:style-name="P1"/>
      <text:list xml:id="list2546257553665701077" text:style-name="L3">
        <text:list-item>
          <text:p text:style-name="P9"><text:span text:style-name="T22">interneuron.py</text:span><text:span text:style-name="T7">: Definition of</text:span><text:span text:style-name="T5"> the properties and synapses of a dLGN interneuron.</text:span></text:p>
        </text:list-item>
        <text:list-item>
          <text:p text:style-name="P9"><text:span text:style-name="T22">relayCell.py</text:span><text:span text:style-name="T7">: Definition of</text:span><text:span text:style-name="T5"> the properties and synapses of a dLGN relay cell.</text:span></text:p>
        </text:list-item>
        <text:list-item>
          <text:p text:style-name="P9"><text:span text:style-name="T22">cortex_PY.py</text:span><text:span text:style-name="T7">: Definition of</text:span><text:span text:style-name="T5"> the properties and synapses of a dLGN interneuron.</text:span></text:p>
        </text:list-item>
      </text:list>
      <text:p text:style-name="P1"/>
      <text:p text:style-name="P1">Other files located in folder '<text:span text:style-name="T1">thalamocortical</text:span>' are:</text:p>
      <text:p text:style-name="P1"/>
      <text:list xml:id="list2866818452115107785" text:style-name="L4">
        <text:list-item>
          <text:p text:style-name="P8"><text:span text:style-name="T22">insertChannels.py</text:span>: <text:span text:style-name="T2">Function used by neuron models to insert the active ion-channels.</text:span></text:p>
        </text:list-item>
        <text:list-item>
          <text:p text:style-name="P8"><text:span text:style-name="T4">simulation.py</text:span><text:span text:style-name="T2">: This class provides functions to run the simulation in NEURON and to save/load </text:span><text:soft-page-break/><text:span text:style-name="T2">PSTHs and membrane potentials from neurons.</text:span></text:p>
        </text:list-item>
        <text:list-item>
          <text:p text:style-name="P8"><text:span text:style-name="T4">topology.py</text:span><text:span text:style-name="T2">: Interface for creating connection masks between neuronal layers.</text:span></text:p>
        </text:list-item>
      </text:list>
      <text:p text:style-name="P3"/>
      <text:p text:style-name="P4">Configuration of model parameters and simulation</text:p>
      <text:p text:style-name="P3"/>
      <text:p text:style-name="P3">Some general parameters of the model (e.g., number of cells, visual angle) and parameters of the simulation (e.g., simulation time) can be modified at the beginning of the simulation scripts <text:span text:style-name="T22">ganglionCell.py</text:span> and <text:span text:style-name="T22">network.py</text:span><text:span text:style-name="T7">, between lines “Start of parameters” and “End of parameters”. </text:span><text:span text:style-name="T8">Parameters to customize the input stimuli are found in</text:span><text:span text:style-name="T7"> </text:span><text:span text:style-name="T22">ganglionCell.py</text:span><text:span text:style-name="T7">. </text:span></text:p>
      <text:p text:style-name="P2"/>
      <text:p text:style-name="P12"><text:span text:style-name="T17">Simulation scripts can be executed in two different ways. First, using directly the Python interpreter (e.g., </text:span><text:span text:style-name="T18">python ganglionCell.py</text:span><text:span text:style-name="T17">). </text:span><text:span text:style-name="T9">A second way is to use </text:span><text:span text:style-name="T14">mpirun</text:span><text:span text:style-name="T9"> to run a script in parallel (e.g., </text:span><text:bookmark-start text:name="__DdeLink__173_929958609"/><text:span text:style-name="T14">mpirun -np 8 python ganglionCell.py</text:span><text:bookmark-end text:name="__DdeLink__173_929958609"/><text:span text:style-name="T9">, in which </text:span><text:span text:style-name="T14">-np 8</text:span><text:span text:style-name="T9"> specifies the number of processes to launch). </text:span><text:span text:style-name="T11">Before running a simulation of </text:span><text:span text:style-name="T16">network.py</text:span><text:span text:style-name="T11">, </text:span><text:span text:style-name="T12">it is necessary</text:span><text:span text:style-name="T11"> to simulate first both ON and OFF responses of ganglion cells</text:span><text:span text:style-name="T9">. </text:span><text:span text:style-name="T10">After simulation, execute the different scripts in </text:span><text:span text:style-name="T13">thalamocortical/plots</text:span><text:span text:style-name="T10"> to show </text:span><text:span text:style-name="T12">the</text:span><text:span text:style-name="T10"> simulation results (e.g., </text:span><text:span text:style-name="T15">python area_response.py</text:span><text:span text:style-name="T10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family="Tinos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Martínez-Cañada</meta:initial-creator>
    <meta:creation-date>2017-09-28T18:08:29</meta:creation-date>
    <meta:generator>LibreOffice/5.1.6.2$Linux_X86_64 LibreOffice_project/10m0$Build-2</meta:generator>
    <dc:date>2018-01-06T12:01:05.411165364</dc:date>
    <meta:editing-duration>PT5H22M9S</meta:editing-duration>
    <meta:editing-cycles>40</meta:editing-cycles>
    <meta:document-statistic meta:table-count="0" meta:image-count="0" meta:object-count="0" meta:page-count="2" meta:paragraph-count="27" meta:word-count="469" meta:character-count="3220" meta:non-whitespace-character-count="2790"/>
  </office:meta>
</office:document-meta>
</file>